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2" style:family="graphic" style:parent-style-name="standard">
      <style:graphic-properties draw:textarea-horizontal-align="justify" draw:textarea-vertical-align="middle" draw:auto-grow-height="false" fo:min-height="3.951cm" fo:min-width="4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3.903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849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9cm" svg:x="0.4cm" svg:y="0.69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0.4cm" svg:y="6.29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0.4cm" svg:y="3.39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cm" svg:height="4.201cm" svg:x="3.4cm" svg:y="0.2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03cm" svg:x="3.871cm" svg:y="0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line draw:style-name="gr3" draw:text-style-name="P3" draw:layer="layout" svg:x1="1.3cm" svg:y1="1.199cm" svg:x2="3.4cm" svg:y2="1.199cm">
          <text:p/>
        </draw:line>
        <draw:line draw:style-name="gr3" draw:text-style-name="P3" draw:layer="layout" svg:x1="1.3cm" svg:y1="3.899cm" svg:x2="3.4cm" svg:y2="3.899cm">
          <text:p/>
        </draw:line>
        <draw:custom-shape draw:style-name="gr2" draw:text-style-name="P1" draw:layer="layout" svg:width="4.7cm" svg:height="4.201cm" svg:x="3.4cm" svg:y="4.9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3.871cm" svg:y="5.1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1" draw:layer="layout" svg:width="4.7cm" svg:height="4.201cm" svg:x="9.8cm" svg:y="3.0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0.271cm" svg:y="3.2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2" draw:text-style-name="P1" draw:layer="layout" svg:width="4.7cm" svg:height="4.201cm" svg:x="15.9cm" svg:y="0.1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6.371cm" svg:y="0.35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1.3cm" svg:y1="6.799cm" svg:x2="3.4cm" svg:y2="6.799cm">
          <text:p/>
        </draw:line>
        <draw:frame draw:style-name="gr4" draw:text-style-name="P1" draw:layer="layout" svg:width="0.56cm" svg:height="0.588cm" svg:x="2cm" svg:y="0.5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56cm" svg:height="0.588cm" svg:x="2cm" svg:y="1.2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56cm" svg:height="0.588cm" svg:x="2.04cm" svg:y="3.2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56cm" svg:height="0.588cm" svg:x="2.04cm" svg:y="3.9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56cm" svg:height="0.588cm" svg:x="2cm" svg:y="6.1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56cm" svg:height="0.588cm" svg:x="2cm" svg:y="6.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3" draw:layer="layout" svg:x1="8.1cm" svg:y1="1.898cm" svg:x2="15.9cm" svg:y2="1.898cm">
          <text:p/>
        </draw:line>
        <draw:line draw:style-name="gr3" draw:text-style-name="P3" draw:layer="layout" svg:x1="8.7cm" svg:y1="1.898cm" svg:x2="8.7cm" svg:y2="4.298cm">
          <text:p/>
        </draw:line>
        <draw:line draw:style-name="gr3" draw:text-style-name="P3" draw:layer="layout" svg:x1="9.8cm" svg:y1="4.299cm" svg:x2="8.7cm" svg:y2="4.299cm">
          <text:p/>
        </draw:line>
        <draw:line draw:style-name="gr3" draw:text-style-name="P3" draw:layer="layout" svg:x1="8.1cm" svg:y1="7.598cm" svg:x2="22.3cm" svg:y2="7.6cm">
          <text:p/>
        </draw:line>
        <draw:line draw:style-name="gr3" draw:text-style-name="P3" draw:layer="layout" svg:x1="8.8cm" svg:y1="6.099cm" svg:x2="9.8cm" svg:y2="6.099cm">
          <text:p/>
        </draw:line>
        <draw:line draw:style-name="gr3" draw:text-style-name="P3" draw:layer="layout" svg:x1="15.9cm" svg:y1="3.498cm" svg:x2="15.1cm" svg:y2="3.498cm">
          <text:p/>
        </draw:line>
        <draw:line draw:style-name="gr3" draw:text-style-name="P3" draw:layer="layout" svg:x1="15.1cm" svg:y1="3.498cm" svg:x2="15.1cm" svg:y2="5.298cm">
          <text:p/>
        </draw:line>
        <draw:line draw:style-name="gr3" draw:text-style-name="P3" draw:layer="layout" svg:x1="15.1cm" svg:y1="5.299cm" svg:x2="14.5cm" svg:y2="5.299cm">
          <text:p/>
        </draw:line>
        <draw:line draw:style-name="gr3" draw:text-style-name="P3" draw:layer="layout" svg:x1="20.6cm" svg:y1="1.799cm" svg:x2="22.3cm" svg:y2="1.8cm">
          <text:p/>
        </draw:line>
        <draw:frame draw:style-name="gr4" draw:text-style-name="P1" draw:layer="layout" svg:width="0.56cm" svg:height="0.588cm" svg:x="21.04cm" svg:y="1.2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56cm" svg:height="0.588cm" svg:x="21.04cm" svg:y="1.91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0.584cm" svg:height="0.589cm" svg:x="8.216cm" svg:y="6.91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0.584cm" svg:height="0.588cm" svg:x="8.216cm" svg:y="7.61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3" draw:layer="layout" svg:x1="8.8cm" svg:y1="6.099cm" svg:x2="8.8cm" svg:y2="7.599cm">
          <text:p/>
        </draw:line>
        <draw:frame draw:style-name="gr4" draw:text-style-name="P1" draw:layer="layout" svg:width="2.627cm" svg:height="0.588cm" svg:x="4.473cm" svg:y="2.59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" draw:layer="layout" svg:width="2.627cm" svg:height="0.588cm" svg:x="4.473cm" svg:y="1.5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2.627cm" svg:height="0.588cm" svg:x="4.5cm" svg:y="0.69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.627cm" svg:height="0.588cm" svg:x="4.473cm" svg:y="3.5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.639cm" svg:height="0.588cm" svg:x="4.473cm" svg:y="5.3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2.639cm" svg:height="0.588cm" svg:x="4.494cm" svg:y="6.3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" draw:layer="layout" svg:width="2.629cm" svg:height="0.588cm" svg:x="4.5cm" svg:y="7.2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" draw:layer="layout" svg:width="2.639cm" svg:height="0.588cm" svg:x="4.494cm" svg:y="8.2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" draw:layer="layout" svg:width="0.56cm" svg:height="0.588cm" svg:x="8.2cm" svg:y="1.2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0.56cm" svg:height="0.588cm" svg:x="8.2cm" svg:y="1.99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" draw:layer="layout" svg:width="2.642cm" svg:height="0.588cm" svg:x="10.873cm" svg:y="3.41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" draw:layer="layout" svg:width="2.642cm" svg:height="0.588cm" svg:x="10.9cm" svg:y="4.4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" draw:layer="layout" svg:width="2.642cm" svg:height="0.588cm" svg:x="10.9cm" svg:y="5.39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" draw:layer="layout" svg:width="2.642cm" svg:height="0.588cm" svg:x="10.958cm" svg:y="6.3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" draw:layer="layout" svg:width="0.56cm" svg:height="0.588cm" svg:x="14.54cm" svg:y="4.6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56cm" svg:height="0.588cm" svg:x="14.54cm" svg:y="5.3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2.627cm" svg:height="0.588cm" svg:x="17cm" svg:y="0.59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" draw:layer="layout" svg:width="2.627cm" svg:height="0.588cm" svg:x="16.973cm" svg:y="1.51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2.627cm" svg:height="0.588cm" svg:x="17cm" svg:y="2.49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" draw:layer="layout" svg:width="2.627cm" svg:height="0.588cm" svg:x="17cm" svg:y="3.49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2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1:37:14.586646528</meta:creation-date>
    <dc:date>2018-07-09T13:25:12.199009124</dc:date>
    <meta:editing-duration>PT12M33S</meta:editing-duration>
    <meta:editing-cycles>6</meta:editing-cycles>
    <meta:generator>LibreOffice/5.2.7.2$Linux_X86_64 LibreOffice_project/2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subsup>
      <mi>k</mi>
      <mi>e</mi>
      <mn>0</mn>
    </msubsup>
    <annotation encoding="StarMath 5.0">k sup 0 sub e</annotation>
  </semantics>
</math>
</file>

<file path=Object 10/content.xml><?xml version="1.0" encoding="utf-8"?>
<math xmlns="http://www.w3.org/1998/Math/MathML" display="block">
  <semantics>
    <msubsup>
      <mi>k</mi>
      <mi>y</mi>
      <mn>0</mn>
    </msubsup>
    <annotation encoding="StarMath 5.0">k sup 0 sub y</annotation>
  </semantics>
</math>
</file>

<file path=Object 11/content.xml><?xml version="1.0" encoding="utf-8"?>
<math xmlns="http://www.w3.org/1998/Math/MathML" display="block">
  <semantics>
    <msubsup>
      <mi>k</mi>
      <mi>y</mi>
      <mn>1</mn>
    </msubsup>
    <annotation encoding="StarMath 5.0">k sup 1 sub y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0 sub b)  )</annotation>
  </semantics>
</math>
</file>

<file path=Object 1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1 sub b)  )</annotation>
  </semantics>
</math>
</file>

<file path=Object 1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1 sub a, k sup 0 sub b)  )</annotation>
  </semantics>
</math>
</file>

<file path=Object 1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0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d, (k sup 1 sub a, k sup 1 sub b)  )</annotation>
  </semantics>
</math>
</file>

<file path=Object 16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0 sub c)  )</annotation>
  </semantics>
</math>
</file>

<file path=Object 1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0 sub b, k sup 1 sub c)  )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0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y, (k sup 0 sub b, k sup 0 sub c)  )</annotation>
  </semantics>
</math>
</file>

<file path=Object 1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1 sub c)  )</annotation>
  </semantics>
</math>
</file>

<file path=Object 2/content.xml><?xml version="1.0" encoding="utf-8"?>
<math xmlns="http://www.w3.org/1998/Math/MathML" display="block">
  <semantics>
    <msubsup>
      <mi>k</mi>
      <mi>a</mi>
      <mn>0</mn>
    </msubsup>
    <annotation encoding="StarMath 5.0">k sup 0 sub a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e, (k sup 1 sub d, k sup 1 sub y)  )</annotation>
  </semantics>
</math>
</file>

<file path=Object 21/content.xml><?xml version="1.0" encoding="utf-8"?>
<math xmlns="http://www.w3.org/1998/Math/MathML" display="block">
  <semantics>
    <msubsup>
      <mi>k</mi>
      <mi>d</mi>
      <mn>0</mn>
    </msubsup>
    <annotation encoding="StarMath 5.0">k sup 0 sub d</annotation>
  </semantics>
</math>
</file>

<file path=Object 22/content.xml><?xml version="1.0" encoding="utf-8"?>
<math xmlns="http://www.w3.org/1998/Math/MathML" display="block">
  <semantics>
    <msubsup>
      <mi>k</mi>
      <mi>d</mi>
      <mn>1</mn>
    </msubsup>
    <annotation encoding="StarMath 5.0">k sup 1 sub d</annotation>
  </semantics>
</math>
</file>

<file path=Object 2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1 sub d, k sup 0 sub y)  )</annotation>
  </semantics>
</math>
</file>

<file path=Object 2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0 sub y)  )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1 sub y)  )</annotation>
  </semantics>
</math>
</file>

<file path=Object 26/content.xml><?xml version="1.0" encoding="utf-8"?>
<math xmlns="http://www.w3.org/1998/Math/MathML" display="block">
  <semantics>
    <msubsup>
      <mi>k</mi>
      <mi>e</mi>
      <mn>1</mn>
    </msubsup>
    <annotation encoding="StarMath 5.0">k sup 1 sub e</annotation>
  </semantics>
</math>
</file>

<file path=Object 2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1 sub d, k sup 0 sub e)  )</annotation>
  </semantics>
</math>
</file>

<file path=Object 2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0 sub d, k sup 0 sub e)  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1 sub d, k sup 1 sub e)  )</annotation>
  </semantics>
</math>
</file>

<file path=Object 3/content.xml><?xml version="1.0" encoding="utf-8"?>
<math xmlns="http://www.w3.org/1998/Math/MathML" display="block">
  <semantics>
    <msubsup>
      <mi>k</mi>
      <mi>a</mi>
      <mn>1</mn>
    </msubsup>
    <annotation encoding="StarMath 5.0">k sup 1 sub a</annotation>
  </semantics>
</math>
</file>

<file path=Object 3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0 sub d, k sup 1 sub e)  )</annotation>
  </semantics>
</math>
</file>

<file path=Object 4/content.xml><?xml version="1.0" encoding="utf-8"?>
<math xmlns="http://www.w3.org/1998/Math/MathML" display="block">
  <semantics>
    <msubsup>
      <mi>k</mi>
      <mi>b</mi>
      <mn>0</mn>
    </msubsup>
    <annotation encoding="StarMath 5.0">k sup 0 sub b</annotation>
  </semantics>
</math>
</file>

<file path=Object 5/content.xml><?xml version="1.0" encoding="utf-8"?>
<math xmlns="http://www.w3.org/1998/Math/MathML" display="block">
  <semantics>
    <msubsup>
      <mi>k</mi>
      <mi>b</mi>
      <mn>1</mn>
    </msubsup>
    <annotation encoding="StarMath 5.0">k sup 1 sub b</annotation>
  </semantics>
</math>
</file>

<file path=Object 6/content.xml><?xml version="1.0" encoding="utf-8"?>
<math xmlns="http://www.w3.org/1998/Math/MathML" display="block">
  <semantics>
    <msubsup>
      <mi>k</mi>
      <mi>c</mi>
      <mn>0</mn>
    </msubsup>
    <annotation encoding="StarMath 5.0">k sup 0 sub c</annotation>
  </semantics>
</math>
</file>

<file path=Object 7/content.xml><?xml version="1.0" encoding="utf-8"?>
<math xmlns="http://www.w3.org/1998/Math/MathML" display="block">
  <semantics>
    <msubsup>
      <mi>k</mi>
      <mi>c</mi>
      <mn>1</mn>
    </msubsup>
    <annotation encoding="StarMath 5.0">k sup 1 sub c</annotation>
  </semantics>
</math>
</file>

<file path=Object 8/content.xml><?xml version="1.0" encoding="utf-8"?>
<math xmlns="http://www.w3.org/1998/Math/MathML" display="block">
  <semantics>
    <msubsup>
      <mi>k</mi>
      <mi>x</mi>
      <mn>0</mn>
    </msubsup>
    <annotation encoding="StarMath 5.0">k sup 0 sub x</annotation>
  </semantics>
</math>
</file>

<file path=Object 9/content.xml><?xml version="1.0" encoding="utf-8"?>
<math xmlns="http://www.w3.org/1998/Math/MathML" display="block">
  <semantics>
    <msubsup>
      <mi>k</mi>
      <mi>x</mi>
      <mn>1</mn>
    </msubsup>
    <annotation encoding="StarMath 5.0">k sup 1 sub x</annotation>
  </semantics>
</math>
</file>